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>
      <style:text-properties fo:color="#990000" fo:font-weight="bold" style:font-weight-asian="bold" style:font-weight-complex="bold"/>
    </style:style>
    <style:style style:name="ce3" style:family="table-cell" style:parent-style-name="Default">
      <style:table-cell-properties fo:background-color="#999999"/>
      <style:text-properties fo:color="#00cccc" fo:font-weight="bold" style:font-weight-asian="bold" style:font-weight-complex="bold"/>
    </style:style>
    <style:style style:name="ce4" style:family="table-cell" style:parent-style-name="Default">
      <style:text-properties fo:color="#6600ff" fo:font-weight="bold" style:font-weight-asian="bold" style:font-weight-complex="bold"/>
    </style:style>
    <style:style style:name="ce5" style:family="table-cell" style:parent-style-name="Default">
      <style:text-properties fo:color="#990099" fo:font-weight="bold" style:font-weight-asian="bold" style:font-weight-complex="bold"/>
    </style:style>
    <style:style style:name="ce6" style:family="table-cell" style:parent-style-name="Default">
      <style:table-cell-properties fo:background-color="#999999"/>
      <style:text-properties fo:color="#c5000b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style-name="ce2" office:value-type="string">
            <text:p>Carry</text:p>
          </table:table-cell>
          <table:table-cell/>
          <table:table-cell table:formula="of:=IF(OR(AND([.D5]=1;[.D7]=1;[.D8]=1);AND([.D5]=0;[.D7]=1;[.D8]=1);AND([.D5]=1;[.D7]=1;[.D8]=0);AND([.D5]=1;[.D7]=0;[.D8]=1));1;0)" office:value-type="float" office:value="0">
            <text:p>0</text:p>
          </table:table-cell>
          <table:table-cell table:formula="of:=IF(OR(AND([.E5]=1;[.E7]=1;[.E8]=1);AND([.E5]=0;[.E7]=1;[.E8]=1);AND([.E5]=1;[.E7]=1;[.E8]=0);AND([.E5]=1;[.E7]=0;[.E8]=1));1;0)" office:value-type="float" office:value="0">
            <text:p>0</text:p>
          </table:table-cell>
          <table:table-cell table:formula="of:=IF(OR(AND([.F5]=1;[.F7]=1;[.F8]=1);AND([.F5]=0;[.F7]=1;[.F8]=1);AND([.F5]=1;[.F7]=1;[.F8]=0);AND([.F5]=1;[.F7]=0;[.F8]=1));1;0)" office:value-type="float" office:value="0">
            <text:p>0</text:p>
          </table:table-cell>
          <table:table-cell table:formula="of:=IF(OR(AND([.G5]=1;[.G7]=1;[.G8]=1);AND([.G5]=0;[.G7]=1;[.G8]=1);AND([.G5]=1;[.G7]=1;[.G8]=0);AND([.G5]=1;[.G7]=0;[.G8]=1));1;0)" office:value-type="float" office:value="0">
            <text:p>0</text:p>
          </table:table-cell>
          <table:table-cell table:formula="of:=IF(AND([.H7]=1;[.H8]=1);1;0)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3" office:value-type="string">
            <text:p>Original Number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1's Complement</text:p>
          </table:table-cell>
          <table:table-cell table:formula="of:=IF([.C6]=0;1;IF([.C6]=1;0))" office:value-type="float" office:value="0">
            <text:p>0</text:p>
          </table:table-cell>
          <table:table-cell table:formula="of:=IF([.D6]=0;1;IF([.D6]=1;0))" office:value-type="float" office:value="1">
            <text:p>1</text:p>
          </table:table-cell>
          <table:table-cell table:formula="of:=IF([.E6]=0;1;IF([.E6]=1;0))" office:value-type="float" office:value="1">
            <text:p>1</text:p>
          </table:table-cell>
          <table:table-cell table:formula="of:=IF([.F6]=0;1;IF([.F6]=1;0))" office:value-type="float" office:value="0">
            <text:p>0</text:p>
          </table:table-cell>
          <table:table-cell table:formula="of:=IF([.G6]=0;1;IF([.G6]=1;0))" office:value-type="float" office:value="0">
            <text:p>0</text:p>
          </table:table-cell>
          <table:table-cell table:formula="of:=IF([.H6]=0;1;IF([.H6]=1;0))" office:value-type="float" office:value="1">
            <text:p>1</text:p>
          </table:table-cell>
        </table:table-row>
        <table:table-row table:style-name="ro1">
          <table:table-cell/>
          <table:table-cell table:style-name="ce5" office:value-type="string">
            <text:p>2's Complement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1">
          <table:table-cell/>
          <table:table-cell table:formula="of:=IF(OR(AND([.C5]=1;[.C7]=1;[.C8]=1);AND([.C5]=0;[.C7]=1;[.C8]=1);AND([.C5]=1;[.C7]=1;[.C8]=0);AND([.C5]=1;[.C7]=0;[.C8]=1));1;0)" office:value-type="float" office:value="0">
            <text:p>0</text:p>
          </table:table-cell>
          <table:table-cell table:formula="of:=IF(OR(AND([.C5]=0;[.C7]=0;[.C8]=0);AND([.C5]=0;[.C7]=1;[.C8]=1);AND([.C5]=1;[.C7]=1;[.C8]=0);AND([.C5]=1;[.C7]=0;[.C8]=1));0;1)" office:value-type="float" office:value="0">
            <text:p>0</text:p>
          </table:table-cell>
          <table:table-cell table:formula="of:=IF(OR(AND([.D5]=0;[.D7]=0;[.D8]=0);AND([.D5]=0;[.D7]=1;[.D8]=1);AND([.D5]=1;[.D7]=1;[.D8]=0);AND([.D5]=1;[.D7]=0;[.D8]=1));0;1)" office:value-type="float" office:value="1">
            <text:p>1</text:p>
          </table:table-cell>
          <table:table-cell table:formula="of:=IF(OR(AND([.E5]=0;[.E7]=0;[.E8]=0);AND([.E5]=0;[.E7]=1;[.E8]=1);AND([.E5]=1;[.E7]=1;[.E8]=0);AND([.E5]=1;[.E7]=0;[.E8]=1));0;1)" office:value-type="float" office:value="1">
            <text:p>1</text:p>
          </table:table-cell>
          <table:table-cell table:formula="of:=IF(OR(AND([.F5]=0;[.F7]=0;[.F8]=0);AND([.F5]=0;[.F7]=1;[.F8]=1);AND([.F5]=1;[.F7]=1;[.F8]=0);AND([.F5]=1;[.F7]=0;[.F8]=1));0;1)" office:value-type="float" office:value="0">
            <text:p>0</text:p>
          </table:table-cell>
          <table:table-cell table:formula="of:=IF(OR(AND([.G5]=0;[.G7]=0;[.G8]=0);AND([.G5]=0;[.G7]=1;[.G8]=1);AND([.G5]=1;[.G7]=1;[.G8]=0);AND([.G5]=1;[.G7]=0;[.G8]=1));0;1)" office:value-type="float" office:value="1">
            <text:p>1</text:p>
          </table:table-cell>
          <table:table-cell table:formula="of:=IF(OR(AND([.H7]=0;[.H8]=0);AND([.H7]=1;[.H8]=1));0;1)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7">
      <number:text>€</number:text>
      <number:number number:decimal-places="2" number:min-integer-digits="1" number:grouping="true"/>
    </number:number-style>
    <number:number-style style:name="N8106P0" style:volatile="true" number:language="en" number:country="IE">
      <number:text>€</number:text>
      <number:number number:decimal-places="0" number:min-integer-digits="1" number:grouping="true"/>
    </number:number-style>
    <number:number-style style:name="N8106" number:language="en" number:country="IE">
      <number:text>-€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E">
      <number:text>€</number:text>
      <number:number number:decimal-places="0" number:min-integer-digits="1" number:grouping="true"/>
    </number:number-style>
    <number:number-style style:name="N8107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E">
      <number:text>€</number:text>
      <number:number number:decimal-places="2" number:min-integer-digits="1" number:grouping="true"/>
    </number:number-style>
    <number:number-style style:name="N8108" number:language="en" number:country="IE">
      <number:text>-€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E">
      <number:text>€</number:text>
      <number:number number:decimal-places="2" number:min-integer-digits="1" number:grouping="true"/>
    </number:number-style>
    <number:number-style style:name="N8109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8109P0"/>
    </number:number-style>
    <number:date-style style:name="N8110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8111" number:language="en" number:country="IE">
      <number:day number:style="long"/>
      <number:text>-</number:text>
      <number:month number:textual="true"/>
    </number:date-style>
    <number:date-style style:name="N8112" number:language="en" number:country="IE">
      <number:month number:textual="true"/>
      <number:text>-</number:text>
      <number:year/>
    </number:date-style>
    <number:time-style style:name="N8113" number:language="en" number:country="IE">
      <number:hours/>
      <number:text>:</number:text>
      <number:minutes number:style="long"/>
      <number:text> </number:text>
      <number:am-pm/>
    </number:time-style>
    <number:time-style style:name="N8114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n" number:country="IE">
      <number:number number:decimal-places="0" number:min-integer-digits="1" number:grouping="true"/>
    </number:number-style>
    <number:number-style style:name="N8116" number:language="en" number:country="IE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IE">
      <number:number number:decimal-places="0" number:min-integer-digits="1" number:grouping="true"/>
    </number:number-style>
    <number:number-style style:name="N8117" number:language="en" number:country="IE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IE">
      <number:number number:decimal-places="2" number:min-integer-digits="1" number:grouping="true"/>
    </number:number-style>
    <number:number-style style:name="N8118" number:language="en" number:country="IE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IE">
      <number:number number:decimal-places="2" number:min-integer-digits="1" number:grouping="true"/>
    </number:number-style>
    <number:number-style style:name="N8119" number:language="en" number:country="IE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 number:country="IE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 number:country="IE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 number:country="IE">
      <number:text> - </number:text>
    </number:number-style>
    <number:text-style style:name="N8120" number:language="en" number:country="I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IE">
      <number:text> €</number:text>
      <number:number number:decimal-places="0" number:min-integer-digits="1" number:grouping="true"/>
      <number:text> </number:text>
    </number:number-style>
    <number:number-style style:name="N8121P1" style:volatile="true" number:language="en" number:country="IE">
      <number:text>-€</number:text>
      <number:number number:decimal-places="0" number:min-integer-digits="1" number:grouping="true"/>
      <number:text> </number:text>
    </number:number-style>
    <number:number-style style:name="N8121P2" style:volatile="true" number:language="en" number:country="IE">
      <number:text> €- </number:text>
    </number:number-style>
    <number:text-style style:name="N8121" number:language="en" number:country="I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n" number:country="IE">
      <number:text> </number:text>
      <number:number number:decimal-places="2" number:min-integer-digits="1" number:grouping="true"/>
      <number:text> </number:text>
    </number:number-style>
    <number:number-style style:name="N8122P1" style:volatile="true" number:language="en" number:country="IE">
      <number:text>-</number:text>
      <number:number number:decimal-places="2" number:min-integer-digits="1" number:grouping="true"/>
      <number:text> </number:text>
    </number:number-style>
    <number:number-style style:name="N8122P2" style:volatile="true" number:language="en" number:country="IE">
      <number:text> -</number:text>
      <number:number number:decimal-places="0" number:min-integer-digits="0"/>
      <number:text> </number:text>
    </number:number-style>
    <number:text-style style:name="N8122" number:language="en" number:country="I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en" number:country="IE">
      <number:text> €</number:text>
      <number:number number:decimal-places="2" number:min-integer-digits="1" number:grouping="true"/>
      <number:text> </number:text>
    </number:number-style>
    <number:number-style style:name="N8123P1" style:volatile="true" number:language="en" number:country="IE">
      <number:text>-€</number:text>
      <number:number number:decimal-places="2" number:min-integer-digits="1" number:grouping="true"/>
      <number:text> </number:text>
    </number:number-style>
    <number:number-style style:name="N8123P2" style:volatile="true" number:language="en" number:country="IE">
      <number:text> €-</number:text>
      <number:number number:decimal-places="0" number:min-integer-digits="0"/>
      <number:text> </number:text>
    </number:number-style>
    <number:text-style style:name="N8123" number:language="en" number:country="I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en" number:country="IE">
      <number:minutes number:style="long"/>
      <number:text>:</number:text>
      <number:seconds number:style="long"/>
    </number:time-style>
    <number:time-style style:name="N8125" number:language="en" number:country="I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en" number:country="IE">
      <number:minutes number:style="long"/>
      <number:text>:</number:text>
      <number:seconds number:style="long" number:decimal-places="1"/>
    </number:time-style>
    <number:number-style style:name="N8127" number:language="en" number:country="I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8">08/11/2014</text:date>, <text:time>12:2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y Tierney</meta:initial-creator>
    <meta:creation-date>2014-11-08T11:21:43.06</meta:creation-date>
    <dc:date>2014-11-08T12:20:12.08</dc:date>
    <dc:creator>Joey Tierney</dc:creator>
    <meta:editing-duration>PT43M18S</meta:editing-duration>
    <meta:editing-cycles>2</meta:editing-cycles>
    <meta:generator>OpenOffice/4.1.1$Win32 OpenOffice.org_project/411m6$Build-9775</meta:generator>
    <meta:document-statistic meta:table-count="3" meta:cell-count="34" meta:object-count="0"/>
  </office:meta>
</office:document-meta>
</file>